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paragraph-rsid="0000602c"/>
    </style:style>
    <style:style style:name="P2" style:family="paragraph" style:parent-style-name="Standard">
      <style:text-properties fo:language="de" fo:country="DE" officeooo:rsid="00012d69" officeooo:paragraph-rsid="00012d69"/>
    </style:style>
    <style:style style:name="T1" style:family="text">
      <style:text-properties officeooo:rsid="0000602c"/>
    </style:style>
    <style:style style:name="T2" style:family="text">
      <style:text-properties officeooo:rsid="000219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Ich vermute, dass es sich um homologe Organe handelt, da man die Organe Lückenlos von einander herleiten kann.</text:span></text:p>
      <text:p text:style-name="P1"/>
      <text:p text:style-name="P2"><text:span text:style-name="T2">3</text:span>. <text:s/><text:span text:style-name="T2">Aus dem Zahn lassen sich einige Informationen entnehmen, wie z.B. bevorzugte Nahrung. Die Stoßzähne in diesem Fall dienen aber eher der Verteidigung und dem Graben nach Wasser. Jetzt größer und Ausgeprägter sie sind, desto jünger ist das Exemplar im Verlauf der Evulotu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4-25T01:03:14.144000000</dc:date>
    <meta:editing-duration>PT8H38M6S</meta:editing-duration>
    <meta:editing-cycles>1</meta:editing-cycles>
    <meta:document-statistic meta:table-count="0" meta:image-count="0" meta:object-count="0" meta:page-count="1" meta:paragraph-count="2" meta:word-count="62" meta:character-count="389" meta:non-whitespace-character-count="328"/>
  </office:meta>
</office:document-meta>
</file>